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27e82" officeooo:paragraph-rsid="00127e82"/>
    </style:style>
    <style:style style:name="P2" style:family="paragraph" style:parent-style-name="Heading_20_1">
      <style:text-properties officeooo:rsid="00185e44" officeooo:paragraph-rsid="00185e44"/>
    </style:style>
    <style:style style:name="P3" style:family="paragraph" style:parent-style-name="Heading_20_1">
      <style:text-properties officeooo:rsid="0022826d" officeooo:paragraph-rsid="0022826d"/>
    </style:style>
    <style:style style:name="P4" style:family="paragraph" style:parent-style-name="Heading_20_1">
      <style:text-properties officeooo:rsid="0029d82f" officeooo:paragraph-rsid="0029d82f"/>
    </style:style>
    <style:style style:name="P5" style:family="paragraph" style:parent-style-name="Heading_20_1">
      <style:text-properties officeooo:rsid="002fa4c6" officeooo:paragraph-rsid="002fa4c6"/>
    </style:style>
    <style:style style:name="P6" style:family="paragraph" style:parent-style-name="Heading_20_1">
      <style:text-properties officeooo:rsid="00318136" officeooo:paragraph-rsid="00318136"/>
    </style:style>
    <style:style style:name="P7" style:family="paragraph" style:parent-style-name="Heading_20_1">
      <style:text-properties officeooo:rsid="0033f76c" officeooo:paragraph-rsid="0033f76c"/>
    </style:style>
    <style:style style:name="P8" style:family="paragraph" style:parent-style-name="Heading_20_2">
      <style:text-properties officeooo:rsid="00185e44" officeooo:paragraph-rsid="00185e44"/>
    </style:style>
    <style:style style:name="P9" style:family="paragraph" style:parent-style-name="Heading_20_2">
      <style:text-properties officeooo:rsid="001d96db" officeooo:paragraph-rsid="001d96db"/>
    </style:style>
    <style:style style:name="P10" style:family="paragraph" style:parent-style-name="Heading_20_2">
      <style:text-properties officeooo:rsid="0033f76c" officeooo:paragraph-rsid="0033f76c"/>
    </style:style>
    <style:style style:name="P11" style:family="paragraph" style:parent-style-name="Text_20_body">
      <style:text-properties officeooo:rsid="0013fd0c" officeooo:paragraph-rsid="0013fd0c"/>
    </style:style>
    <style:style style:name="P12" style:family="paragraph" style:parent-style-name="Text_20_body">
      <style:text-properties officeooo:rsid="00197a13" officeooo:paragraph-rsid="00197a13"/>
    </style:style>
    <style:style style:name="P13" style:family="paragraph" style:parent-style-name="Text_20_body">
      <style:text-properties officeooo:rsid="001f360e" officeooo:paragraph-rsid="001f360e"/>
    </style:style>
    <style:style style:name="P14" style:family="paragraph" style:parent-style-name="Text_20_body">
      <style:text-properties officeooo:rsid="0022826d" officeooo:paragraph-rsid="00283faa"/>
    </style:style>
    <style:style style:name="P15" style:family="paragraph" style:parent-style-name="Text_20_body">
      <style:text-properties officeooo:rsid="002c44c7" officeooo:paragraph-rsid="002c44c7"/>
    </style:style>
    <style:style style:name="P16" style:family="paragraph" style:parent-style-name="Text_20_body">
      <style:text-properties officeooo:paragraph-rsid="002fa4c6"/>
    </style:style>
    <style:style style:name="P17" style:family="paragraph" style:parent-style-name="Text_20_body">
      <style:text-properties officeooo:paragraph-rsid="00318136"/>
    </style:style>
    <style:style style:name="P18" style:family="paragraph" style:parent-style-name="Text_20_body">
      <style:text-properties officeooo:rsid="00341ec7" officeooo:paragraph-rsid="0035023a"/>
    </style:style>
    <style:style style:name="P19" style:family="paragraph" style:parent-style-name="Text_20_body">
      <style:text-properties officeooo:rsid="00341ec7" officeooo:paragraph-rsid="0036b0b2"/>
    </style:style>
    <style:style style:name="P20" style:family="paragraph" style:parent-style-name="Text_20_body">
      <style:text-properties officeooo:rsid="0036b0b2" officeooo:paragraph-rsid="0036b0b2"/>
    </style:style>
    <style:style style:name="P21" style:family="paragraph" style:parent-style-name="Title">
      <style:text-properties officeooo:rsid="00125a8d" officeooo:paragraph-rsid="00125a8d"/>
    </style:style>
    <style:style style:name="P22" style:family="paragraph" style:parent-style-name="Title">
      <style:paragraph-properties fo:break-before="page"/>
      <style:text-properties officeooo:rsid="00336db4" officeooo:paragraph-rsid="00336db4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590fc"/>
    </style:style>
    <style:style style:name="T3" style:family="text">
      <style:text-properties style:text-position="sub 58%" officeooo:rsid="001a948f"/>
    </style:style>
    <style:style style:name="T4" style:family="text">
      <style:text-properties style:text-position="sub 58%" officeooo:rsid="001b422d"/>
    </style:style>
    <style:style style:name="T5" style:family="text">
      <style:text-properties style:text-position="sub 58%" officeooo:rsid="001c170a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590fc"/>
    </style:style>
    <style:style style:name="T8" style:family="text">
      <style:text-properties style:text-position="0% 100%" officeooo:rsid="001a948f"/>
    </style:style>
    <style:style style:name="T9" style:family="text">
      <style:text-properties style:text-position="0% 100%" officeooo:rsid="001b422d"/>
    </style:style>
    <style:style style:name="T10" style:family="text">
      <style:text-properties style:text-position="0% 100%" officeooo:rsid="001b9770"/>
    </style:style>
    <style:style style:name="T11" style:family="text">
      <style:text-properties style:text-position="0% 100%" officeooo:rsid="001c170a"/>
    </style:style>
    <style:style style:name="T12" style:family="text">
      <style:text-properties officeooo:rsid="002140ce"/>
    </style:style>
    <style:style style:name="T13" style:family="text">
      <style:text-properties officeooo:rsid="0025a6d1"/>
    </style:style>
    <style:style style:name="T14" style:family="text">
      <style:text-properties officeooo:rsid="002c8ad8"/>
    </style:style>
    <style:style style:name="T15" style:family="text">
      <style:text-properties officeooo:rsid="002cc09a"/>
    </style:style>
    <style:style style:name="T16" style:family="text">
      <style:text-properties officeooo:rsid="002e6dca"/>
    </style:style>
    <style:style style:name="T17" style:family="text">
      <style:text-properties officeooo:rsid="00318136"/>
    </style:style>
    <style:style style:name="T18" style:family="text">
      <style:text-properties officeooo:rsid="0036b0b2"/>
    </style:style>
    <style:style style:name="T19" style:family="text">
      <style:text-properties officeooo:rsid="0036f1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TD 1</text:p>
      <text:h text:style-name="P1" text:outline-level="1">Exercice 1 :</text:h>
      <text:p text:style-name="P11">n<text:span text:style-name="T1">3</text:span><text:span text:style-name="T6"> = 01011001<text:line-break/>n</text:span><text:span text:style-name="T1">6</text:span><text:span text:style-name="T6"> = 10010111<text:line-break/>n</text:span><text:span text:style-name="T1">9</text:span><text:span text:style-name="T6"> = 00001101<text:line-break/></text:span><text:span text:style-name="T7">n</text:span><text:span text:style-name="T2">12</text:span><text:span text:style-name="T7"> = 10011100</text:span></text:p>
      <text:h text:style-name="P2" text:outline-level="1">Exercice 2 :</text:h>
      <text:h text:style-name="P8" text:outline-level="2">Question 1</text:h>
      <text:p text:style-name="P12">n<text:span text:style-name="T1">3</text:span><text:span text:style-name="T6"> = 59<text:line-break/></text:span><text:span text:style-name="T8">n</text:span><text:span text:style-name="T3">6</text:span><text:span text:style-name="T8"> = 97<text:line-break/></text:span><text:span text:style-name="T9">n</text:span><text:span text:style-name="T4">9</text:span><text:span text:style-name="T9"> = </text:span><text:span text:style-name="T10">0D<text:line-break/></text:span><text:span text:style-name="T11">n</text:span><text:span text:style-name="T5">12</text:span><text:span text:style-name="T11"> = 9C</text:span></text:p>
      <text:h text:style-name="P9" text:outline-level="2">Question 2</text:h>
      <text:p text:style-name="P13">2B + 2E = 69<text:line-break/><text:span text:style-name="T12">41 + 56 = 97</text:span><text:line-break/>EA + 23 = 0D<text:line-break/><text:span text:style-name="T12">D5 + C7 = 9C</text:span></text:p>
      <text:h text:style-name="P3" text:outline-level="1">Exercice 3</text:h>
      <text:p text:style-name="P14"><text:span text:style-name="T13">0xCF04 &lt; </text:span>0xF102 &lt; 0xF413 &lt; 0x3F3D &lt; 0x7F12</text:p>
      <text:h text:style-name="P4" text:outline-level="1">Exercice 4</text:h>
      <text:p text:style-name="P15">2B – 13 = 18<text:line-break/>2B – 3C = <text:span text:style-name="T14">E</text:span>F<text:line-break/><text:span text:style-name="T15">23 – 1B = 0</text:span><text:span text:style-name="T16">8</text:span></text:p>
      <text:h text:style-name="P5" text:outline-level="1">Exercice 5</text:h>
      <text:p text:style-name="P16">??</text:p>
      <text:h text:style-name="P6" text:outline-level="1">Exercice 6</text:h>
      <text:p text:style-name="P17"><text:span text:style-name="T17">Pas retenue / Débordement<text:line-break/> ?<text:line-break/>Retenue / Pas débordement<text:line-break/> ?</text:span></text:p>
      <text:p text:style-name="P22">TD 1 (bis)</text:p>
      <text:p text:style-name="P18">mrmool adr, registre<text:line-break/>rmmool<text:line-break/>rrmool</text:p>
      <text:p text:style-name="P19">addl %ebx, %eax<text:line-break/><text:span text:style-name="T18">(= eax += ebx)</text:span></text:p>
      <text:h text:style-name="P7" text:outline-level="1">Exercice 1 :</text:h>
      <text:h text:style-name="P10" text:outline-level="2">Question 1</text:h>
      <text:p text:style-name="P20"><text:line-break/>.<text:span text:style-name="T19">pos 0<text:line-break/>mrmool a,%eax<text:line-break/>mrmool b,%bx<text:line-break/>addl %ebx,%eax<text:line-break/>rmmool %ebx, c<text:line-break/>hal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09:33:16.502000000</meta:creation-date>
    <dc:date>2023-01-20T10:53:59.530000000</dc:date>
    <meta:editing-duration>PT1H20M25S</meta:editing-duration>
    <meta:editing-cycles>35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22" meta:word-count="128" meta:character-count="531" meta:non-whitespace-character-count="419"/>
  </office:meta>
</office:document-meta>
</file>